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75in" style:rel-column-width="19637*"/>
    </style:style>
    <style:style style:name="Table2.B" style:family="table-column">
      <style:table-column-properties style:column-width="4.85in" style:rel-column-width="458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/>
    </style:style>
    <style:style style:name="P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13f625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13f625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13f625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13f625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13f625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13f625"/>
    </style:style>
    <style:style style:name="P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13f625"/>
    </style:style>
    <style:style style:name="P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13f625"/>
    </style:style>
    <style:style style:name="P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13f625"/>
    </style:style>
    <style:style style:name="P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13f625"/>
    </style:style>
    <style:style style:name="P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13f625"/>
    </style:style>
    <style:style style:name="P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13f625"/>
    </style:style>
    <style:style style:name="P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13f625"/>
    </style:style>
    <style:style style:name="P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13f625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13f625"/>
    </style:style>
    <style:style style:name="P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13f625"/>
    </style:style>
    <style:style style:name="P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13f625"/>
    </style:style>
    <style:style style:name="P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13f625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13f625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13f625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13f625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13f625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13f625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13f625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13f625"/>
    </style:style>
    <style:style style:name="P28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13f625"/>
    </style:style>
    <style:style style:name="P29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13f625"/>
    </style:style>
    <style:style style:name="P30" style:family="paragraph" style:parent-style-name="Standard">
      <style:text-properties fo:language="en" fo:country="US" fo:font-style="normal" fo:font-weight="bold" officeooo:rsid="00816414" officeooo:paragraph-rsid="0013f625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en" fo:country="US" fo:font-style="normal" fo:font-weight="bold" officeooo:rsid="0083c208" officeooo:paragraph-rsid="0013f62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en" fo:country="US" fo:font-style="normal" fo:font-weight="bold" officeooo:rsid="00856c81" officeooo:paragraph-rsid="0013f625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language="en" fo:country="US" fo:font-style="normal" fo:font-weight="normal" officeooo:rsid="0059a380" officeooo:paragraph-rsid="0013f62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3f62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83c208" officeooo:paragraph-rsid="0013f625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language="en" fo:country="US" officeooo:rsid="00856c81" officeooo:paragraph-rsid="0013f625"/>
    </style:style>
    <style:style style:name="P37" style:family="paragraph" style:parent-style-name="Standard">
      <style:text-properties style:font-name="Liberation Serif" fo:language="en" fo:country="US" fo:font-style="normal" fo:font-weight="normal" officeooo:rsid="00400015" officeooo:paragraph-rsid="0013f62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erif" fo:language="en" fo:country="US" fo:font-style="normal" fo:font-weight="normal" officeooo:rsid="00867a94" officeooo:paragraph-rsid="0013f62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language="en" fo:country="US" fo:font-style="normal" fo:font-weight="bold" officeooo:rsid="00867a94" officeooo:paragraph-rsid="0013f625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weight="bold" officeooo:paragraph-rsid="0013f625" style:font-weight-asian="bold" style:font-weight-complex="bold"/>
    </style:style>
    <style:style style:name="P41" style:family="paragraph" style:parent-style-name="Standard">
      <style:text-properties officeooo:paragraph-rsid="0013f625"/>
    </style:style>
    <style:style style:name="P42" style:family="paragraph" style:parent-style-name="Table_20_Contents">
      <style:text-properties officeooo:paragraph-rsid="0013f625"/>
    </style:style>
    <style:style style:name="P43" style:family="paragraph" style:parent-style-name="Standard">
      <style:text-properties fo:language="en" fo:country="US" fo:font-style="normal" fo:font-weight="normal" officeooo:rsid="0059a380" officeooo:paragraph-rsid="0013f625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0157cfc" officeooo:paragraph-rsid="00157cf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bold" officeooo:rsid="00157cfc" officeooo:paragraph-rsid="00157cf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0d3e" style:font-weight-asian="bold" style:font-weight-complex="bold"/>
    </style:style>
    <style:style style:name="T3" style:family="text">
      <style:text-properties fo:font-weight="bold" officeooo:rsid="0094f917" style:font-weight-asian="bold" style:font-weight-complex="bold"/>
    </style:style>
    <style:style style:name="T4" style:family="text">
      <style:text-properties fo:font-weight="bold" officeooo:rsid="009c08ca" style:font-weight-asian="bold" style:font-weight-complex="bold"/>
    </style:style>
    <style:style style:name="T5" style:family="text">
      <style:text-properties fo:font-weight="bold" officeooo:rsid="009d5dec" style:font-weight-asian="bold" style:font-weight-complex="bold"/>
    </style:style>
    <style:style style:name="T6" style:family="text">
      <style:text-properties fo:font-weight="bold" officeooo:rsid="00a26924" style:font-weight-asian="bold" style:font-weight-complex="bold"/>
    </style:style>
    <style:style style:name="T7" style:family="text">
      <style:text-properties fo:font-weight="bold" officeooo:rsid="00ab612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67a94" style:font-weight-asian="normal" style:font-weight-complex="normal"/>
    </style:style>
    <style:style style:name="T10" style:family="text">
      <style:text-properties officeooo:rsid="00878eac"/>
    </style:style>
    <style:style style:name="T1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2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2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2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2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2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2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2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2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2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30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32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33" style:family="text">
      <style:text-properties officeooo:rsid="0087b06b"/>
    </style:style>
    <style:style style:name="T34" style:family="text">
      <style:text-properties officeooo:rsid="00913cfa"/>
    </style:style>
    <style:style style:name="T35" style:family="text">
      <style:text-properties officeooo:rsid="008f0d3e"/>
    </style:style>
    <style:style style:name="T36" style:family="text">
      <style:text-properties officeooo:rsid="0094f917"/>
    </style:style>
    <style:style style:name="T37" style:family="text">
      <style:text-properties officeooo:rsid="009c08ca"/>
    </style:style>
    <style:style style:name="T38" style:family="text">
      <style:text-properties style:font-weight-asian="normal" style:font-weight-complex="normal"/>
    </style:style>
    <style:style style:name="T39" style:family="text">
      <style:text-properties officeooo:rsid="009c08ca" style:font-weight-asian="normal" style:font-weight-complex="normal"/>
    </style:style>
    <style:style style:name="T40" style:family="text">
      <style:text-properties officeooo:rsid="009d5dec" style:font-weight-asian="normal" style:font-weight-complex="normal"/>
    </style:style>
    <style:style style:name="T41" style:family="text">
      <style:text-properties officeooo:rsid="00958f25"/>
    </style:style>
    <style:style style:name="T42" style:family="text">
      <style:text-properties style:font-name="Liberation Serif" fo:language="en" fo:country="US" officeooo:rsid="00a6b88d" style:font-weight-asian="normal" style:font-weight-complex="normal"/>
    </style:style>
    <style:style style:name="T43" style:family="text">
      <style:text-properties style:font-name="Liberation Serif" fo:language="en" fo:country="US" officeooo:rsid="00a57c23" style:font-weight-asian="normal" style:font-weight-complex="normal"/>
    </style:style>
    <style:style style:name="T44" style:family="text">
      <style:text-properties style:font-name="Liberation Serif" fo:language="en" fo:country="US" officeooo:rsid="00a6cdfb" style:font-weight-asian="normal" style:font-weight-complex="normal"/>
    </style:style>
    <style:style style:name="T45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46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47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48" style:family="text">
      <style:text-properties style:font-name="Liberation Serif" fo:language="en" fo:country="US" officeooo:rsid="00a57c23" style:font-weight-asian="bold" style:font-weight-complex="bold"/>
    </style:style>
    <style:style style:name="T49" style:family="text">
      <style:text-properties style:font-name="Liberation Serif" fo:language="en" fo:country="US" officeooo:rsid="00a6b88d" style:font-weight-asian="bold" style:font-weight-complex="bold"/>
    </style:style>
    <style:style style:name="T50" style:family="text">
      <style:text-properties fo:language="en" fo:country="US" fo:font-weight="bold" officeooo:rsid="00a6b88d" style:font-weight-asian="bold" style:font-weight-complex="bold"/>
    </style:style>
    <style:style style:name="T51" style:family="text">
      <style:text-properties fo:language="en" fo:country="US" fo:font-weight="bold" officeooo:rsid="00a6cdfb" style:font-weight-asian="bold" style:font-weight-complex="bold"/>
    </style:style>
    <style:style style:name="T52" style:family="text">
      <style:text-properties fo:language="en" fo:country="US" officeooo:rsid="00a6cdfb" style:font-weight-asian="normal" style:font-weight-complex="normal"/>
    </style:style>
    <style:style style:name="T53" style:family="text">
      <style:text-properties officeooo:rsid="00a57c23"/>
    </style:style>
    <style:style style:name="T54" style:family="text">
      <style:text-properties officeooo:rsid="00ab61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pring MVC</text:p>
      <text:p text:style-name="P33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3"/>
      <text:p text:style-name="P45">Spring Boot starter</text:p>
      <text:p text:style-name="P44">&lt;dependency&gt;</text:p>
      <text:p text:style-name="P44"><text:tab/>&lt;groupId&gt;org.springframework.boot&lt;/groupId&gt;</text:p>
      <text:p text:style-name="P44"><text:tab/>&lt;artifactId&gt;spring-boot-starter-web&lt;/artifactId&gt;</text:p>
      <text:p text:style-name="P44">&lt;/dependency&gt;</text:p>
      <text:p text:style-name="P34"/>
      <text:p text:style-name="P31">Register servlet</text:p>
      <text:p text:style-name="P35">public class MyWebApplicationInitializer implements <text:span text:style-name="T1">WebApplicationInitializer</text:span> {</text:p>
      <text:p text:style-name="P35"><text:s text:c="4"/>@Override</text:p>
      <text:p text:style-name="P35"><text:s text:c="4"/>public void onStartup(ServletContext servletCxt) {</text:p>
      <text:p text:style-name="P35"><text:tab/></text:p>
      <text:p text:style-name="P35"><text:s text:c="8"/><text:span text:style-name="T1">//create context</text:span></text:p>
      <text:p text:style-name="P35"><text:s text:c="8"/>AnnotationConfigWebApplicationContext ac = new AnnotationConfigWebApplicationContext();</text:p>
      <text:p text:style-name="P35"><text:s text:c="8"/>ac.register(AppConfig.class);</text:p>
      <text:p text:style-name="P35"><text:s text:c="8"/>ac.refresh();</text:p>
      <text:p text:style-name="P35"/>
      <text:p text:style-name="P35"><text:s text:c="8"/>// Create and register the DispatcherServlet</text:p>
      <text:p text:style-name="P35"><text:s text:c="8"/>DispatcherServlet servlet = new DispatcherServlet(ac);</text:p>
      <text:p text:style-name="P35"><text:s text:c="8"/>ServletRegistration.Dynamic registration = servletCxt.addServlet("app", servlet);</text:p>
      <text:p text:style-name="P35"><text:s text:c="8"/>registration.setLoadOnStartup(1);</text:p>
      <text:p text:style-name="P35"><text:s text:c="8"/>registration.addMapping("/app/*");</text:p>
      <text:p text:style-name="P35"><text:s text:c="4"/>}</text:p>
      <text:p text:style-name="P35">}</text:p>
      <text:p text:style-name="P35">Each servlet has <text:span text:style-name="T1">own</text:span> WebApplicationContext, <text:span text:style-name="T1">it is possible to share same root WebApplicationContext</text:span> among several.</text:p>
      <text:p text:style-name="P35"/>
      <text:p text:style-name="P35">AbstractAnnotationConfigDispatcherServletInitializer – extends WebApplicationInitializer, gives <text:tab/>easier initialization</text:p>
      <text:p text:style-name="P35"/>
      <text:p text:style-name="P32">Special beans <text:span text:style-name="T8">– </text:span><text:span text:style-name="T9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HandlerMapping</text:p>
          </table:table-cell>
          <table:table-cell table:style-name="Table2.B1" office:value-type="string">
            <text:p text:style-name="P36">Map request to handler</text:p>
            <text:p text:style-name="P36">RequestMappingHandlerMapping – supports @RequestMapping</text:p>
            <text:p text:style-name="P36">SimpleUrlHandlerMapping – map explicit URI to handler</text:p>
          </table:table-cell>
        </table:table-row>
        <table:table-row>
          <table:table-cell table:style-name="Table2.A2" office:value-type="string">
            <text:p text:style-name="P36">HandlerAdapter</text:p>
          </table:table-cell>
          <table:table-cell table:style-name="Table2.B2" office:value-type="string">
            <text:p text:style-name="P36">Handlers may have different args and annotations. This hides differences</text:p>
          </table:table-cell>
        </table:table-row>
        <table:table-row>
          <table:table-cell table:style-name="Table2.A2" office:value-type="string">
            <text:p text:style-name="P36">HandlerExceptionResolver</text:p>
          </table:table-cell>
          <table:table-cell table:style-name="Table2.B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ViewResolver</text:p>
          </table:table-cell>
          <table:table-cell table:style-name="Table2.B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LocaleResolver</text:p>
          </table:table-cell>
          <table:table-cell table:style-name="Table2.B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ThemeResolver</text:p>
          </table:table-cell>
          <table:table-cell table:style-name="Table2.B2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36">MultipartResolver</text:p>
          </table:table-cell>
          <table:table-cell table:style-name="Table2.B2" office:value-type="string">
            <text:p text:style-name="P36">Parses multi-part requests(for example file upload)</text:p>
          </table:table-cell>
        </table:table-row>
        <table:table-row>
          <table:table-cell table:style-name="Table2.A2" office:value-type="string">
            <text:p text:style-name="P36">FlashMapManager</text:p>
          </table:table-cell>
          <table:table-cell table:style-name="Table2.B2" office:value-type="string">
            <text:p text:style-name="P36">Manages FlashMap which allows to pass params. to other handler <text:soft-page-break/>during redirection</text:p>
          </table:table-cell>
        </table:table-row>
      </table:table>
      <text:p text:style-name="P35"/>
      <text:p text:style-name="P37"/>
      <text:p text:style-name="P39">How request is served</text:p>
      <text:p text:style-name="P38">1) Bound WebApplicationContext to request with key DispatcherServlet.WEB_APPLICATION_CONTEXT_ATTRIBUTE</text:p>
      <text:p text:style-name="P38"/>
      <text:p text:style-name="P38">2) Bound LocaleResolver</text:p>
      <text:p text:style-name="P37"/>
      <text:p text:style-name="P38">3) Bound ThemeResolver</text:p>
      <text:p text:style-name="P38"/>
      <text:p text:style-name="P38">4) If request is multi-part → it is wrapped with <text:span text:style-name="T1">MultipartHttpServletRequest</text:span></text:p>
      <text:p text:style-name="P37"/>
      <text:p text:style-name="P38">5) Invoke handler</text:p>
      <text:p text:style-name="P38"/>
      <text:p text:style-name="P38">6) Render view</text:p>
      <text:p text:style-name="P28"/>
      <text:p text:style-name="P27"/>
      <text:p text:style-name="P20">Intercepting requests</text:p>
      <text:p text:style-name="P1">Interceptors implement <text:span text:style-name="T1">HandlerInterceptor</text:span></text:p>
      <text:p text:style-name="P2">boolean <text:span text:style-name="T1">preHandle</text:span>(HttpServletRequest request, HttpServletResponse response, Object handler) – <text:span text:style-name="T10">return false to break handling</text:span></text:p>
      <text:p text:style-name="P2">void <text:span text:style-name="T1">postHandle</text:span>(HttpServletRequest request, HttpServletResponse response, Object handler,</text:p>
      <text:p text:style-name="P41"><text:span text:style-name="T11"><text:tab/><text:tab/><text:tab/>ModelAndView modelAndView) – </text:span><text:span text:style-name="T23">too late to modify response</text:span><text:span text:style-name="T12">(add header, change body). Use </text:span><text:span text:style-name="T23">@ControllerAdvice</text:span><text:span text:style-name="T12"> </text:span><text:span text:style-name="T13">to modify request</text:span></text:p>
      <text:p text:style-name="P2">void <text:span text:style-name="T1">afterCompletion</text:span>(HttpServletRequest request, HttpServletResponse response, Object handler, Exception ex)</text:p>
      <text:p text:style-name="P2"/>
      <text:p text:style-name="P2"/>
      <text:p text:style-name="P2"/>
      <text:p text:style-name="P3">@ControllerAdvice – for all controller classes, this may be narrowed by:</text:p>
      <text:p text:style-name="P3">Class&lt;?&gt;[] assignableTypes – <text:span text:style-name="T33">specify controller class</text:span></text:p>
      <text:p text:style-name="P3">Class&lt;?&gt;[] basePackageClasses – <text:span text:style-name="T33">specify at least 1 class from desired package</text:span></text:p>
      <text:p text:style-name="P3"/>
      <text:p text:style-name="P2"/>
      <text:p text:style-name="P21">Configure interceptors</text:p>
      <text:p text:style-name="P3">public class WebConfig implements <text:span text:style-name="T1">WebMvcConfigurer</text:span> {</text:p>
      <text:p text:style-name="P3"/>
      <text:p text:style-name="P3"><text:s text:c="4"/>@Override</text:p>
      <text:p text:style-name="P3"><text:s text:c="4"/>public void addInterceptors(InterceptorRegistry registry) {</text:p>
      <text:p text:style-name="P3"><text:s text:c="9"/>registry.addInterceptor(new ThemeChangeInterceptor())</text:p>
      <text:p text:style-name="P3"><text:tab/><text:tab/><text:tab/>.addPathPatterns("/**")</text:p>
      <text:p text:style-name="P3"><text:tab/><text:tab/><text:tab/>.excludePathPatterns("/admin/**");</text:p>
      <text:p text:style-name="P3"><text:s text:c="4"/>}</text:p>
      <text:p text:style-name="P3">}</text:p>
      <text:p text:style-name="P3"/>
      <text:p text:style-name="P22">MultipartResolver</text:p>
      <text:p text:style-name="P41"><text:span text:style-name="T14">Register </text:span><text:span text:style-name="T24">MultipartConfigElement</text:span><text:span text:style-name="T14"> and add bean of type </text:span><text:span text:style-name="T24">StandardServletMultipartResolver</text:span><text:span text:style-name="T14"> to </text:span><text:soft-page-break/><text:span text:style-name="T14">servlet context </text:span><text:span text:style-name="T15">with name </text:span><text:span text:style-name="T24">multipartResolver</text:span></text:p>
      <text:p text:style-name="P4"/>
      <text:p text:style-name="P4"><text:s/>@Override</text:p>
      <text:p text:style-name="P4"><text:s text:c="4"/>protected void customizeRegistration(ServletRegistration.Dynamic registration) {</text:p>
      <text:p text:style-name="P4"><text:s text:c="7"/>// Optionally also set maxFileSize, maxRequestSize, fileSizeThreshold</text:p>
      <text:p text:style-name="P4"><text:s text:c="8"/>registration.setMultipartConfig(new MultipartConfigElement("/tmp"));</text:p>
      <text:p text:style-name="P4"><text:s text:c="4"/>}</text:p>
      <text:p text:style-name="P4"/>
      <text:p text:style-name="P41"><text:span text:style-name="T25">Request Mapping </text:span><text:span text:style-name="T26">with Registration</text:span></text:p>
      <text:p text:style-name="P5">@Configuration</text:p>
      <text:p text:style-name="P5">public class MyConfig {</text:p>
      <text:p text:style-name="P5"/>
      <text:p text:style-name="P4">@Autowired</text:p>
      <text:p text:style-name="P4">public void setHandlerMapping(RequestMappingHandlerMapping mapping, UserHandler handler) <text:span text:style-name="T34">{</text:span></text:p>
      <text:p text:style-name="P4"/>
      <text:p text:style-name="P4"><text:tab/>RequestMappingInfo info = RequestMappingInfo</text:p>
      <text:p text:style-name="P4"><text:s text:c="16"/>.paths("/user/{id}").methods(RequestMethod.GET).build(); </text:p>
      <text:p text:style-name="P4"/>
      <text:p text:style-name="P4"><text:tab/> Method method = UserHandler.class.getMethod("getUser", Long.class); </text:p>
      <text:p text:style-name="P4"/>
      <text:p text:style-name="P4"><text:tab/>mapping.registerMapping(info, handler, method); </text:p>
      <text:p text:style-name="P4"><text:s text:c="4"/>}</text:p>
      <text:p text:style-name="P4">}</text:p>
      <text:p text:style-name="P3"/>
      <text:p text:style-name="P23">Request Mapping <text:span text:style-name="T34">with Annotations</text:span></text:p>
      <text:p text:style-name="P8">@RequestMapping</text:p>
      <text:p text:style-name="P9">path: String[] - <text:span text:style-name="T35">patterns of URI</text:span></text:p>
      <text:p text:style-name="P9">name: String[] - <text:span text:style-name="T35">name of mapping</text:span></text:p>
      <text:p text:style-name="P9">headers: String[] - <text:span text:style-name="T35">array of </text:span>“My-Header=myValue” <text:span text:style-name="T2">or</text:span><text:span text:style-name="T35"> “My-Header!=myValue” </text:span><text:span text:style-name="T2">or</text:span><text:span text:style-name="T35"> “!My-Header”</text:span></text:p>
      <text:p text:style-name="P9">params: String[] - <text:span text:style-name="T35">array of “</text:span>myParam=myValue” <text:span text:style-name="T35">or “</text:span>myParam!=myValue” <text:span text:style-name="T35">or “!</text:span>myParam”</text:p>
      <text:p text:style-name="P9">consumes: String[] - <text:span text:style-name="T35">array of MIME types</text:span></text:p>
      <text:p text:style-name="P9">produces: String[] - <text:span text:style-name="T35">array of MIME types</text:span></text:p>
      <text:p text:style-name="P8"/>
      <text:p text:style-name="P10">@GetMapping</text:p>
      <text:p text:style-name="P10">* * *</text:p>
      <text:p text:style-name="P10">@PutMapping</text:p>
      <text:p text:style-name="P10"/>
      <text:p text:style-name="P24">Handler arguments</text:p>
      <text:p text:style-name="P10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0"/>
      <text:p text:style-name="P10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0"/>
      <text:p text:style-name="P11">@RequestParam</text:p>
      <text:p text:style-name="P11">@RequestHeader</text:p>
      <text:p text:style-name="P11">@PathVariable</text:p>
      <text:p text:style-name="P11"/>
      <text:p text:style-name="P11">@MatrixVariable – see below. <text:span text:style-name="T3">Also</text:span><text:span text:style-name="T36"> may use </text:span>MultiValueMap&lt;String, ?&gt;</text:p>
      <text:p text:style-name="P11"><text:tab/>// GET /owners/42;q=11/pets/21;q=22</text:p>
      <text:p text:style-name="P1"><text:tab/>@GetMapping("/owners/{<text:span text:style-name="T1">ownerId</text:span>}/pets/{<text:span text:style-name="T1">petId</text:span>}")</text:p>
      <text:p text:style-name="P1"><text:soft-page-break/><text:tab/>public void findPet(</text:p>
      <text:p text:style-name="P1"><text:tab/> <text:s text:c="7"/>@MatrixVariable(name="q", pathVar="<text:span text:style-name="T1">ownerId</text:span>") int q1,</text:p>
      <text:p text:style-name="P1"><text:tab/> <text:s text:c="7"/>@MatrixVariable(name="q", pathVar="<text:span text:style-name="T1">petId</text:span>") int q2) {</text:p>
      <text:p text:style-name="P1"/>
      <text:p text:style-name="P1">@CookieValue</text:p>
      <text:p text:style-name="P1"/>
      <text:p text:style-name="P1">@SessionAttributes<text:span text:style-name="T37">(“&lt;name of attribute&gt;”) - over class; on the first request, when attribute is added to the model, it will be </text:span><text:span text:style-name="T4">populated to servlet session. </text:span><text:span text:style-name="T39">It will stay there till </text:span><text:span text:style-name="T4">SessionStatus.</text:span><text:span text:style-name="T5">setComplete()</text:span><text:span text:style-name="T40"> is not invoked.</text:span></text:p>
      <text:p text:style-name="P1"/>
      <text:p text:style-name="P1">@ModelAttribute – <text:span text:style-name="T41">to get already setted model-attribute.</text:span></text:p>
      <text:p text:style-name="P12">binding: boolean – set false if binding is not needed</text:p>
      <text:p text:style-name="P40"><text:span text:style-name="T31">Retriving </text:span><text:span text:style-name="T32">attribute </text:span><text:span text:style-name="T31">from:</text:span></text:p>
      <text:p text:style-name="P13">1) Model, if it was previously setted</text:p>
      <text:p text:style-name="P13">2) Session Attributes</text:p>
      <text:p text:style-name="P13"/>
      <text:p text:style-name="P13">3) URI path variable</text:p>
      <text:p text:style-name="P14">registered <text:span text:style-name="T1">Converter&lt;String, &lt;type&gt;&gt;</text:span> resolves path variable to object. <text:span text:style-name="T6">Impl should be thread safe</text:span></text:p>
      <text:p text:style-name="P41"><text:span text:style-name="T27">WebDataBinder</text:span><text:span text:style-name="T20"> fills fields of object by </text:span><text:span text:style-name="T27">request parameters. </text:span><text:span text:style-name="T16">Handler may read errors during binding from </text:span><text:span text:style-name="T28">BindingResult</text:span><text:span text:style-name="T16"> argument which is next after @ModelAttribute.</text:span></text:p>
      <text:p text:style-name="P41"><text:span text:style-name="T16">Registered bean, which implements </text:span><text:span text:style-name="T28">Validator</text:span><text:span text:style-name="T16"> w</text:span><text:span text:style-name="T17">ill</text:span><text:span text:style-name="T16"> validate result object </text:span><text:span text:style-name="T17">if </text:span><text:span text:style-name="T29">@Valid</text:span><text:span text:style-name="T17"> of </text:span><text:span text:style-name="T29">@Validated</text:span><text:span text:style-name="T17"> is placed for handler argument.</text:span></text:p>
      <text:p text:style-name="P6"/>
      <text:p text:style-name="P41"><text:span text:style-name="T17">@InitBinder – </text:span><text:span text:style-name="T18">to customize data binding</text:span></text:p>
      <text:p text:style-name="P41"><text:span text:style-name="T17">public void initBinder(WebDataBinder dataBinder) </text:span><text:span text:style-name="T18">{}</text:span></text:p>
      <text:p text:style-name="P13"/>
      <text:p text:style-name="P13">4) Invocation of default constructor</text:p>
      <text:p text:style-name="P13">5) Invocation of “primary constructor” with request parameters as arguments(names of arguments from <text:span text:style-name="T1">@ConstructorProperties</text:span>)</text:p>
      <text:p text:style-name="P13"/>
      <text:p text:style-name="P25">RedirectParameters</text:p>
      <text:p text:style-name="P15">Model attributes are automatically added to redirect URL: **?attr=attrVal</text:p>
      <text:p text:style-name="P15">To disable this behaviour inject <text:span text:style-name="T1">RequestMappingHandlerAdapter</text:span> and invoke RequestMappingHandlerAdapter.<text:span text:style-name="T1">setIgnoreDefaultModelOnRedirect(true)</text:span></text:p>
      <text:p text:style-name="P29"><text:span text:style-name="T42">Use</text:span><text:span text:style-name="T45"> </text:span><text:span text:style-name="T46">RedirectParameters</text:span><text:span text:style-name="T48"> </text:span><text:span text:style-name="T49">argument of handler to pass attributes to another handler: </text:span></text:p>
      <text:p text:style-name="P29"><text:span text:style-name="T43">RedirectParameters.</text:span><text:span text:style-name="T45">addAttribute().</text:span><text:span text:style-name="T42"> </text:span><text:span text:style-name="T44">Sent in header </text:span><text:span text:style-name="T47">Location</text:span><text:span text:style-name="T44">. Retrieve by @RequestParam</text:span></text:p>
      <text:p text:style-name="P16">and</text:p>
      <text:p text:style-name="P29"><text:span text:style-name="T43">RedirectParameters.</text:span><text:span text:style-name="T1">addFlashAttribute</text:span><text:span text:style-name="T50">(). </text:span><text:span text:style-name="T51">Is not sent</text:span><text:span text:style-name="T52"> in request.</text:span><text:span text:style-name="T51"> </text:span><text:span text:style-name="T52">Retrieve by @ModelParam</text:span></text:p>
      <text:p text:style-name="P16"/>
      <text:p text:style-name="P17"><text:span text:style-name="T1">Another way to redirect:</text:span><text:span text:style-name="T38"> r</text:span><text:span text:style-name="T53">eturn RedirectView</text:span></text:p>
      <text:p text:style-name="P13"/>
      <text:p text:style-name="P17">@JsonView(&lt;Class to which serialze&gt;)</text:p>
      <text:p text:style-name="P17">sometimes <text:span text:style-name="T1">not all fields of object should be serialized</text:span>.</text:p>
      <text:p text:style-name="P17">Set @JsonView over handler and class, which will be used for serialization.</text:p>
      <text:p text:style-name="P26">Or</text:p>
      <text:p text:style-name="P18">MappingJacksonValue value = new MappingJacksonValue(user);</text:p>
      <text:p text:style-name="P18"><text:s/>value.setSerializationView(User.WithoutPasswordView.class);</text:p>
      <text:p text:style-name="P18"><text:s/>return value;</text:p>
      <text:p text:style-name="P1"/>
      <text:p text:style-name="P1"><text:soft-page-break/></text:p>
      <text:p text:style-name="P1">@ExceptionHandler<text:span text:style-name="T54">({FileSystemException.class, RemoteException.class})</text:span> – <text:span text:style-name="T54">method will handle exceptions of </text:span><text:span text:style-name="T7">own</text:span><text:span text:style-name="T54"> controller. Array allows </text:span><text:span text:style-name="T7">“multi-catch”</text:span></text:p>
      <text:p text:style-name="P1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41"><text:span text:style-name="T21">@ExceptionHandler </text:span><text:span text:style-name="T22">in @ControllerAdvice </text:span><text:span text:style-name="T30">works for target controllers </text:span><text:span text:style-name="T19">specified by</text:span></text:p>
      <text:p text:style-name="P7">annotations - <text:s/>contain any annotation</text:p>
      <text:p text:style-name="P7">assignableTypes – assigned to any of types</text:p>
      <text:p text:style-name="P7">basePackageClasses – are in packages</text:p>
      <text:p text:style-name="P7">basePackages</text:p>
      <text:p text:style-name="P19">Arguments and return types see here:</text:p>
      <text:p text:style-name="P19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"/>
      <text:p text:style-name="P1"/>
      <text:p text:style-name="P1">@ResponseStatus – ??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2T23:23:10.209000000</dc:date>
    <meta:editing-duration>PT10H25M35S</meta:editing-duration>
    <meta:editing-cycles>2</meta:editing-cycles>
    <meta:generator>LibreOffice/7.6.3.2$Windows_X86_64 LibreOffice_project/29d686fea9f6705b262d369fede658f824154cc0</meta:generator>
    <meta:document-statistic meta:table-count="1" meta:image-count="0" meta:object-count="0" meta:page-count="5" meta:paragraph-count="146" meta:word-count="700" meta:character-count="7242" meta:non-whitespace-character-count="6476"/>
  </office:meta>
</office:document-meta>
</file>